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150%" fo:text-align="center" style:justify-single-word="false"/>
      <style:text-properties fo:font-size="16pt" officeooo:paragraph-rsid="001f2074" style:font-size-asian="16pt" style:font-size-complex="16pt"/>
    </style:style>
    <style:style style:name="P2" style:family="paragraph" style:parent-style-name="Standard">
      <loext:graphic-properties draw:fill-gradient-name="gradient" draw:fill-hatch-name="hatch"/>
      <style:paragraph-properties fo:line-height="150%"/>
      <style:text-properties fo:font-size="16pt" officeooo:paragraph-rsid="001f2074" style:font-size-asian="16pt" style:font-size-complex="16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language="en" fo:country="US" fo:font-style="italic" style:text-underline-style="solid" style:text-underline-width="auto" style:text-underline-color="font-color" fo:font-weight="bold" style:font-size-asian="14pt" style:font-style-asian="italic" style:font-weight-asian="bold" style:font-name-complex="Times New Roman1" style:font-size-complex="14pt"/>
    </style:style>
    <style:style style:name="T3" style:family="text">
      <style:text-properties style:font-name="Times New Roman" fo:font-size="14pt" fo:language="en" fo:country="US" fo:font-style="italic" style:text-underline-style="solid" style:text-underline-width="auto" style:text-underline-color="font-color" fo:font-weight="bold" officeooo:rsid="00001c12" style:font-size-asian="14pt" style:font-style-asian="italic" style:font-weight-asian="bold" style:font-name-complex="Times New Roman1" style:font-size-complex="14pt"/>
    </style:style>
    <style:style style:name="T4" style:family="text">
      <style:text-properties style:font-name="Times New Roman" fo:language="en" fo:country="US" fo:font-style="italic" style:text-underline-style="solid" style:text-underline-width="auto" style:text-underline-color="font-color" fo:font-weight="bold" style:font-style-asian="italic" style:font-weight-asian="bold" style:font-name-complex="Times New Roman1"/>
    </style:style>
    <style:style style:name="T5" style:family="text">
      <style:text-properties style:font-name="Times New Roman" fo:language="en" fo:country="US" fo:font-style="italic" style:text-underline-style="solid" style:text-underline-width="auto" style:text-underline-color="font-color" fo:font-weight="bold" officeooo:rsid="00001c12" style:font-style-asian="italic" style:font-weight-asian="bold" style:font-name-complex="Times New Roman1"/>
    </style:style>
    <style:style style:name="T6" style:family="text">
      <style:text-properties style:font-name="Times New Roman"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LI</text:span><text:span text:style-name="T5">V</text:span></text:p>
      <text:p text:style-name="P2"><text:span text:style-name="T6">Джейн вышла из черной машины, одетая в элегантное черное платье и аккуратные туфельки с каблуком. Глаза ее прикрывали темные очки, а под рукой была маленькая сумочка. На пальце поблескивало золотое колечко, волосы были собраны в хвост. Весь внешний вид ее выражал дерзость и важность. Осмотрев дом, она деловой походкой зашла внутрь. Дом был заполнен толпой людей. Темноту разрезал свет прожекторов, со всех сторон гремела громкая музыка. Поднимаясь на второй этаж, девушка внимательно оглядывалась по сторонам, замечая подозрительно стоящих людей. Очки ее содержали режим ночного видения, и она прекрасно видела всех и каждого. Подойдя к барной стойке, девушка посмотрела на часы. До встречи оставалось 7 минут. Взяв коктейль, Джейн продолжила осматриваться по сторонам. Вот стрелка часов дошла до нужной минуты. Из толпы к девушке подошел молодой человек в костюме. </text:span></text:p>
      <text:p text:style-name="P2"><text:span text:style-name="T6">–Добрый вечер! Вы агент Лотос? – спросил он.</text:span></text:p>
      <text:p text:style-name="P2"><text:span text:style-name="T6">–Да, это я, – серьезно ответила Джейн.</text:span></text:p>
      <text:p text:style-name="P2"><text:span text:style-name="T6">–Тогда ты идешь со мной и без глупостей, сказал незнакомец, доставая из-под пиджака пистолет и хватая девушку за руку. </text:span></text:p>
      <text:p text:style-name="P2"><text:span text:style-name="T6">Обернувшись, Джейн увидела, как со всех сторон направляются еще люди. Она быстро определила, что их было шестеро, и в тот же момент одним ловким движением приложила кольцо к шее державшего ее парня. В темноте мелькнула искра, послышался легкий щелчок, после чего он лежал на полу. Подходившие начали окружать девушку. «Так просо не возьмете!» – подумала она, доставая из сумки помаду и в несколько движений раскладывая ее в титановую </text:span><text:soft-page-break/><text:span text:style-name="T6">тонфу на удивление нападавших. Джейн встала в стойку и приготовилась. Первыми на нее бросили двое высоких парней. Ловко извернувшись, девушка ударила его дубинкой по ногам, на что тот подкосился, прокричав, но тут же получил добивающий удар по спине и упал на пол. В следующее мгновение второй полетел через барную стойку, обрушивая на себя кучу бутылок. Джейн сделала элегантный переворот назад и резко ударила еще одного из нападавших каблуком, на котором появились небольшие иголки, на что тот согнулся и, получив по голове сумкой, тоже свалился на пол. Сделав легкое колесо, она нанесла четкий удар по ключицам еще двоих парней, после чего они <text:s/>тоже лежали на полу. Оставшийся уклонился от нескольких ее ударов, но в следующее мгновение девушка метко попала ему кулаком в челюсть, после чего нанесла еще несколько метких ударов и четко добила каблуком в лоб, на что тот отлетел на несколько метров. Осмотрев лежавших, Джейн выдохнула и, сложив тонфу обратно в помаду, убрала ее вместе с очками и кольцом в сумку. В тот же момент девушка почувствовала резкую боль в плече и начала медленно начала оседать на пол. В глазах все плыло. Перед ней упал пустой шприц. Подняв голову из последних сил, девушка увидела лицо Алексея и потеряла сознание. «Забирайте ее!» – сказал он подошедшим помощникам, отряхивая руки. Сковав руки девушки наручниками, они осторожно вынесли ее из дома и погрузив в вертолет, улетели в сторону офиса Виктора, где располагалась лаборатория.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5T19:49:01.596000000</meta:creation-date>
    <dc:date>2022-05-15T19:49:20.570000000</dc:date>
    <meta:editing-duration>PT19S</meta:editing-duration>
    <meta:editing-cycles>1</meta:editing-cycles>
    <meta:document-statistic meta:table-count="0" meta:image-count="0" meta:object-count="0" meta:page-count="2" meta:paragraph-count="6" meta:word-count="457" meta:character-count="2973" meta:non-whitespace-character-count="2514"/>
    <meta:generator>LibreOffice/7.2.2.2$Windows_X86_64 LibreOffice_project/02b2acce88a210515b4a5bb2e46cbfb63fe97d56</meta:generator>
  </office:meta>
</office:document-meta>
</file>